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a3c73" officeooo:paragraph-rsid="000b5c0a" style:font-size-asian="12pt" style:font-style-asian="italic" style:font-size-complex="12pt" style:font-style-complex="italic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9392f" officeooo:paragraph-rsid="000b5c0a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9a0ce" officeooo:paragraph-rsid="000b5c0a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a233e" officeooo:paragraph-rsid="000b5c0a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38c1" officeooo:paragraph-rsid="000b5c0a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4a091" officeooo:paragraph-rsid="000b5c0a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625bb" officeooo:paragraph-rsid="000b5c0a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7ebbe" officeooo:paragraph-rsid="000b5c0a" style:font-size-asian="12pt" style:font-size-complex="12pt"/>
    </style:style>
    <style:style style:name="P9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9392f" officeooo:paragraph-rsid="000b5c0a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9a0ce" officeooo:paragraph-rsid="000b5c0a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233e" officeooo:paragraph-rsid="000b5c0a" style:font-size-asian="12pt" style:font-size-complex="12pt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019392f" officeooo:paragraph-rsid="000b5c0a" style:font-size-asian="12pt" style:font-style-asian="italic" style:font-size-complex="12pt" style:font-style-complex="italic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1438c1" officeooo:paragraph-rsid="000b5c0a" style:font-size-asian="12pt" style:font-size-complex="12pt"/>
    </style:style>
    <style:style style:name="T1" style:family="text">
      <style:text-properties officeooo:rsid="01580b87"/>
    </style:style>
    <style:style style:name="T2" style:family="text">
      <style:text-properties officeooo:rsid="0014a091"/>
    </style:style>
    <style:style style:name="T3" style:family="text">
      <style:text-properties officeooo:rsid="01562ce5"/>
    </style:style>
    <style:style style:name="T4" style:family="text">
      <style:text-properties officeooo:rsid="001625bb"/>
    </style:style>
    <style:style style:name="T5" style:family="text">
      <style:text-properties officeooo:rsid="0370c68a"/>
    </style:style>
    <style:style style:name="T6" style:family="text">
      <style:text-properties officeooo:rsid="02085354"/>
    </style:style>
    <style:style style:name="T7" style:family="text">
      <style:text-properties officeooo:rsid="0017ebbe"/>
    </style:style>
    <style:style style:name="T8" style:family="text">
      <style:text-properties officeooo:rsid="0070efe2"/>
    </style:style>
    <style:style style:name="T9" style:family="text">
      <style:text-properties officeooo:rsid="03725c67"/>
    </style:style>
    <style:style style:name="T10" style:family="text">
      <style:text-properties officeooo:rsid="0019392f"/>
    </style:style>
    <style:style style:name="T11" style:family="text">
      <style:text-properties officeooo:rsid="01580b3e"/>
    </style:style>
    <style:style style:name="T12" style:family="text">
      <style:text-properties officeooo:rsid="0019a0ce"/>
    </style:style>
    <style:style style:name="T13" style:family="text">
      <style:text-properties officeooo:rsid="001a233e"/>
    </style:style>
    <style:style style:name="T14" style:family="text">
      <style:text-properties officeooo:rsid="001a3c73"/>
    </style:style>
    <style:style style:name="T15" style:family="text">
      <style:text-properties officeooo:rsid="020a3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5"/>
      <text:p text:style-name="P5">А тем временем каменщики подняли из вагончика на линию свои инструменты. </text:p>
      <text:p text:style-name="P5">Та часть стены, на которой предстоит работать бригаде, называется «захватка». <text:span text:style-name="T2">Из конца в конец захватки зачаливается «шнýрка» — толстая леска местами испачканная присохшим раствором, с хвостатыми узлами в тех местах, где неосторожный удар кельмой перебил её, туго натянутую вдоль укладываемых кирпичей, вызывая восклицания остальных каменщиков:</text:span></text:p>
      <text:p text:style-name="P5">- <text:span text:style-name="T2">Какая опять падла?..</text:span></text:p>
      <text:p text:style-name="P6">Шнýрка нужна для соблюдения общей горизонтальности кладки.</text:p>
      <text:p text:style-name="P6"/>
      <text:p text:style-name="P6">Справа от каменщика кран оставляет ящик с раствором, он же «банка». </text:p>
      <text:p text:style-name="P6">Объём ящика-банки невелик — всего четверть тонны. Когда раствор из банки выработан, порожняя тара краном же отправляется к строповщицам для наполнения из оставшейся кучи.</text:p>
      <text:p text:style-name="P6">Если раствор в ящике утрачивает свою эластичность, для её восстановления нужно просто добавить воды, принесённой помятым жестяным ведром из многотонной ёмкости неподалёку от линии, и перемешать его с ней совковой лопатой. </text:p>
      <text:p text:style-name="P6">Поэтому из каждого ящика торчит черенок лопаты.</text:p>
      <text:p text:style-name="P6">Правда, основное её назначение — перебрасывать раствор из ящика на кладку. Затем лопата возвращается в ящик, каменщик берёт свою кельму — размером с большой кухонный нож, но формой как лопатка — и разравнивает е<text:span text:style-name="T3">ю</text:span> раствор поверх предыдущего ряда кирпичей для укладки следующего.</text:p>
      <text:p text:style-name="P6">Слева от каменщика стоит поддон кирпичей, 300-400 штук, <text:span text:style-name="T4">уложенных в плотные ряды друг на друге. Выхватив кирпич с поддона, каменщик кладёт его на раствор и постукиванием окованной железом рукоятки кельмы подгоняет его до соответствия с линией натянутой </text:span>шнýрк<text:span text:style-name="T4">и, если это лицевой ряд, либо с уже положенным лицевым рядом, если кладётся ряд задний.</text:span></text:p>
      <text:p text:style-name="P7"><text:span text:style-name="T5">Если</text:span> <text:span text:style-name="T5">по ходу кладки потребуется</text:span> кирпич особого размера — половинка, трёхчетвёрка или «чекушка» — каменщик пускает в ход кирочку — кайло в миниатюре — обрубая лишнее.</text:p>
      <text:p text:style-name="P7">Когда кирпич на поддоне зак<text:span text:style-name="T5">ончи</text:span>тся, крановщик пода<text:span text:style-name="T5">с</text:span>т следующий <text:span text:style-name="T5">поддон</text:span>, зацепленный <text:span text:style-name="T6">внизу </text:span>Катериной <text:s/><text:span text:style-name="T6">и </text:span>Верой.</text:p>
      <text:p text:style-name="P7"/>
      <text:p text:style-name="P7">Такая вот ритмическая смена движений: наклон — бросок; наклон — удар; а с учётом пребывания на открытом воздухе — <text:span text:style-name="T6">получается </text:span>чистой воды аэробика с приправой из тяжёлой атлетики.</text:p>
      <text:p text:style-name="P7">Упорядочено и последовательно зацикленное движение, можно даже сказать спиралевидное.</text:p>
      <text:p text:style-name="P7">Уяснила?</text:p>
      <text:p text:style-name="P7"><text:s/>Ну, а теперь можешь наплевать и забыть, потому что стройка это не цирк с ровным пес<text:span text:style-name="T7">оч</text:span>ком арены.</text:p>
      <text:p text:style-name="P7">Стройка — опасная зона, где в непредвиденных местах затаились <text:s/>торчащие куски арматуры, <text:span text:style-name="T7">под ногой обламывается крепкий с виду кусок доски,</text:span> с крыши падает ведро кипящей смолы <text:span text:style-name="T8">(и хорошо, если истошный крик «беги!» заставит без раздумий метнуться в сторону: а не разевать варежку кверху: а чего это там?); под стеной врезается в землю </text:span><text:s/>чугунный радиатор отопления — <text:s/><text:span text:style-name="T7">вернувшийся с</text:span> зоны блатной швырнул <text:span text:style-name="T6">его с четвёртого этажа, </text:span>просто так, не глядя — «на кого бог пошлёт».</text:p>
      <text:p text:style-name="P7"/>
      <text:p text:style-name="P8">По большому счёту, стройка — это жизнь. И тут, как в жизни, надо не только жить, но и — извини за патетику — выживать.</text:p>
      <text:p text:style-name="P8">Да и каменщики не роботы, а люди. </text:p>
      <text:p text:style-name="P8">А люди, если хорошенько окрысятся, то кого угодно выживут... хотя, о чём это я?.. <text:s/></text:p>
      <text:p text:style-name="P8">Ах, да — стройка!</text:p>
      <text:p text:style-name="P8"><text:soft-page-break/>На стройке каменщику мало остаётся времени для толкования изотерически<text:span text:style-name="T9">х</text:span> посланий от посвящённых избранным, для дешифровки знаков начертанных вязью облаков. </text:p>
      <text:p text:style-name="P8">Дождись перекура и — пожалуйста! <text:span text:style-name="T10">Вплетай какой угодно символ куда душе угодно... </text:span></text:p>
      <text:p text:style-name="P9">Покуда бригадир Хижняк не поднял <text:s/>шнýрку на следующий ряд и не прокричал вдоль линии «захватки»:</text:p>
      <text:p text:style-name="P8">- <text:span text:style-name="T10">Гоним-гоним!</text:span></text:p>
      <text:p text:style-name="P9">А Пётр Лысун скажет:</text:p>
      <text:p text:style-name="P9">- Чё? Опять вперёд? А где перёд?</text:p>
      <text:p text:style-name="P9">Вот тут хватай лопату и живи дальше.</text:p>
      <text:p text:style-name="P9"/>
      <text:p text:style-name="P2"><text:span text:style-name="T11">(...в</text:span> позапрошлом веке на границе с Англией, а может с Шотландией, один фермер неслáбо зарабатывал на исцелениях. Причём без всякого шарлатанства.</text:p>
      <text:p text:style-name="P2">Целил он душевнобольных. При условии, чтоб <text:span text:style-name="T11">их</text:span> близких <text:span text:style-name="T6">при этом </text:span>и близко не было.</text:p>
      <text:p text:style-name="P2">Привозят к нему такого, скажем, страждущего, который заколебал <text:span text:style-name="T9">уже </text:span>всех дом<text:span text:style-name="T9">очадцев</text:span> особым видением мира, <text:span text:style-name="T11">в котором</text:span> он — чайник:</text:p>
      <text:p text:style-name="P2">- Ах, осторожней, я фарфоровый! Разобьёте!</text:p>
      <text:p text:style-name="P2">И наутро фермер выводит его в поле с разнокалиберными представителями от других сервизов — хрустальные фужеры, там, солонки без <text:s/>крышечки; бижутерия тоже <text:span text:style-name="T9">попадается</text:span> — и аккуратно запрягает всё компанию в плуг.</text:p>
      <text:p text:style-name="P2"><text:s/>А затем, разумеется, пашет поле.</text:p>
      <text:p text:style-name="P2">К вечеру дня 88% стеклотары вспоминали о своём происхождении и <text:span text:style-name="T12">делали</text:span> ему <text:span text:style-name="T12">замечания</text:span>, что с <text:s/><text:span text:style-name="T12">человеком </text:span>нельзя так обращаться. </text:p>
      <text:p text:style-name="P2">Самые упорные скороварки на второй день начинали прикидываться людьми и фермер возвращал семье и обществу вполне восстановленных членов. </text:p>
      <text:p text:style-name="P3">За плату, конечно; плюс бонус — поле вспаханное надурня́к...)</text:p>
      <text:p text:style-name="P12"/>
      <text:p text:style-name="P10">Ира не верила в трудотерапию на свежем воздухе, она больше полагалась на народные средства. </text:p>
      <text:p text:style-name="P10">В ту зиму она повезла меня в ичнянский район черниговской области к колдуну.</text:p>
      <text:p text:style-name="P10"/>
      <text:p text:style-name="P10">В село мы приехали вечером — зимой быстро темнеет. До отправления автобуса обратно оставалось полчаса и местные дети на улице, с какой-то даже гордостью, указали нам дом колдуна.</text:p>
      <text:p text:style-name="P10">Дверь в добротную хату открыла обычная сельская баба. </text:p>
      <text:p text:style-name="P10">На кухне оказалась ещё пара посетителей, но не из автобуса; я бы их запомнил. <text:span text:style-name="T6">Следовательно</text:span>, откуда-то неподалёку.</text:p>
      <text:p text:style-name="P10">Молодая пара, с виду супруги. </text:p>
      <text:p text:style-name="P10">Сидят, <text:span text:style-name="T13">он</text:span> борщ <text:span text:style-name="T13">ест, а она, типа, присматривает</text:span>. </text:p>
      <text:p text:style-name="P10">Время малость не совсем для борща, но я не вмешиваюсь — может <text:span text:style-name="T13">это так</text:span> колдун прописал.</text:p>
      <text:p text:style-name="P10">Баба провела Иру в следующую комнату и через две минуты оттуда вышел колдун.</text:p>
      <text:p text:style-name="P10">Черноволосый, лет под пятьдесят в рубахе хаки от общевойсковой парадки.</text:p>
      <text:p text:style-name="P11">Мы с ним посмотрели друг на друга и <text:s/>он вернулся к Ире. Вскоре она вышла вся взволнованная и мы пошли на автобус.</text:p>
      <text:p text:style-name="P11">По пути в Нежин Ира поделилась, что я такой из-за того, что мне давали «дання» и случилась передозировка, но сегодня меня лечить бесполезно, потому что не та «кватера» — то есть луна находится не в той, как надо фазе. </text:p>
      <text:p text:style-name="P11">Больше мне у колдуна делать нечего — меня должен подменить какой-нибудь единокровный родственник.</text:p>
      <text:p text:style-name="P11">Так что потом вместо меня с Ирой пару раз ездила моя сестра Наташа.</text:p>
      <text:p text:style-name="P11"/>
      <text:p text:style-name="P4"><text:span text:style-name="T1">(...в</text:span>сем известно: что «дання» это приворотное зелье; применяется женским полом, чтоб в них влюблялись. </text:p>
      <text:p text:style-name="P4"><text:soft-page-break/>Избранной жертве предлагают угоститься чем-то съестным, куда <text:s/>подмешана кровь от менструации приворачивающей.</text:p>
      <text:p text:style-name="P4">Всё-таки, эксперименты на людях они первыми начали ставить...<text:span text:style-name="T1">)</text:span></text:p>
      <text:p text:style-name="P4"/>
      <text:p text:style-name="P11">У меня нет веры во всякие там суеверия, но когда звякаешь кельмой о кирпич, или раствор лопатишь, то голова остаётся, в основном, свободной и в ней чего только не переворачивается.</text:p>
      <text:p text:style-name="P11"/>
      <text:p text:style-name="P4"><text:span text:style-name="T1">(...е</text:span>сли, чисто гипотетически, допусти<text:span text:style-name="T14">т</text:span>ь, что дання имело, <text:span text:style-name="T9">таки, </text:span><text:s/>место, тогда — кто, где, когда?</text:p>
      <text:p text:style-name="P1">Не помню на котором году работы в СМП, в голове всплыли два предположения:</text:p>
      <text:p text:style-name="P1">1) кефир, который принесла мне Мария, когда я принципиально лежал в нежинской городской больнице;</text:p>
      <text:p text:style-name="P1">2) варёная колбаса, <text:s/>которую мне скормила однокурсница Валя со сросшимися на переносице чёрными бровями, по ходу нашей совместной школьной практики на станции Носовка, хот<text:span text:style-name="T15">ь мне</text:span> не очень-то и есть хотелось.</text:p>
      <text:p text:style-name="P1">Однако, поскольку я ни на одну из них не запал, гипотеза с треском проваливается, а ичнянский колдун остаётся с носом и уходит на скамейку шарлатанов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30:27.741190881</meta:creation-date>
    <dc:date>2017-03-03T10:30:32.352889209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0" meta:word-count="1010" meta:character-count="6780" meta:non-whitespace-character-count="5772"/>
    <meta:generator>LibreOffice/4.3.3.2$Linux_x86 LibreOffice_project/430m0$Build-2</meta:generator>
  </office:meta>
</office:document-meta>
</file>